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Isabella Merlin</text:p>
            <text:p text:style-name="P10"/>
            <text:p text:style-name="P10">Ausbildungsberaterin</text:p>
            <text:p text:style-name="Contact_20_info">1234567890 – <text:span text:style-name="T15">test@gmail.com – </text:span><text:span text:style-name="T16">www.my-website.com</text:span></text:p>
            <text:p text:style-name="Contact_20_info"/>
            <text:p text:style-name="P7">Ich bin ausgebildete Lehrerin und arbeite als Bildungsberaterin. Ich suche eine Stelle mit der Möglichkeit, Einfluss auf kleine und grössere Bildungssysteme zu nehmen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e646ff98-3244-4c1e-bf22-858025746612">
              <text:p text:style-name="P8">
    <text:span text:style-name="T9">Ce – </text:span>
    <text:span text:style-name="T13">vdf</text:span>
    <text:span text:style-name="T9">:</text:span>
    <text:span text:style-name="T11"> </text:span>
    <text:span text:style-name="T14">August 2021</text:span>
    <text:span text:style-name="T5"> -</text:span>
    <text:span text:style-name="T4"> </text:span>
    <text:span text:style-name="T6">August 2021</text:span>
  </text:p>
              <text:p text:style-name="P3">epic</text:p>
              <text:p text:style-name="P3"/>
            </text:section>
            <text:section text:style-name="Sect1" text:name="3012d150-2105-4734-b809-67189d33a40c">
              <text:p text:style-name="P8">
    <text:span text:style-name="T9"> – </text:span>
    <text:span text:style-name="T13"/>
    <text:span text:style-name="T9">:</text:span>
    <text:span text:style-name="T11"> </text:span>
    <text:span text:style-name="T14">Mai 2021</text:span>
    <text:span text:style-name="T5"> -</text:span>
    <text:span text:style-name="T4"> </text:span>
    <text:span text:style-name="T6">August 2021</text:span>
  </text:p>
              <text:p text:style-name="P3"/>
              <text:p text:style-name="P3"/>
            </text:section>
            <text:section text:style-name="Sect1" text:name="feb533c1-2804-46b4-ae53-ad1801ac1bba">
              <text:p text:style-name="P8">
    <text:span text:style-name="T9">Abteilungsspezialistin – </text:span>
    <text:span text:style-name="T13">Forschungszentrum</text:span>
    <text:span text:style-name="T9">:</text:span>
    <text:span text:style-name="T11"> </text:span>
    <text:span text:style-name="T14">Juli 2019</text:span>
    <text:span text:style-name="T5"> -</text:span>
    <text:span text:style-name="T4"> </text:span>
    <text:span text:style-name="T6">Juli 2020</text:span>
  </text:p>
              <text:p text:style-name="P3">Leitung von Workshops für Erwachsenenbildung und Lerntheorien<text:line-break/>Erstellung und Einführung von neuen Lernstrategien für Erwachsene<text:line-break/>Mentoring neuer Lehrpersonen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156b27d0-03bb-4410-b825-5554ca21b44a">
              <text:p text:style-name="P9">
    <text:span text:style-name="T10"> - </text:span>
    <text:span text:style-name="T12"/>
    <text:span text:style-name="T10">:</text:span>
    <text:span text:style-name="T3"> </text:span>
    <text:span text:style-name="T7">August 2021</text:span>
    <text:span text:style-name="T4"> - </text:span>
    <text:span text:style-name="T8">August 2021</text:span>
    <text:span text:style-name="T4"> </text:span>
  </text:p>
              <text:p text:style-name="P4"/>
              <text:p text:style-name="P4"/>
            </text:section>
            <text:section text:style-name="Sect2" text:name="3d1ecc9f-b028-43dc-912a-ccc7ce07f0e6">
              <text:p text:style-name="P9">
    <text:span text:style-name="T10">MSC in Psychologie - </text:span>
    <text:span text:style-name="T12">Goethe-Universität</text:span>
    <text:span text:style-name="T10">:</text:span>
    <text:span text:style-name="T3"> </text:span>
    <text:span text:style-name="T7">Juli 2018</text:span>
    <text:span text:style-name="T4"> - </text:span>
    <text:span text:style-name="T8">Juli 2019</text:span>
    <text:span text:style-name="T4"> </text:span>
  </text:p>
              <text:p text:style-name="P4">Thema der Masterarbeit: Neue Ansätze für spezialisierte Erwachsenenbildung und -training<text:line-break/>Vorstand im Debattierclub</text:p>
              <text:p text:style-name="P4"/>
            </text:section>
            <text:section text:style-name="Sect2" text:name="30126a18-ca29-481b-a306-a642029aada3">
              <text:p text:style-name="P9">
    <text:span text:style-name="T10">BSC in Psychologie und Logik und Ethik - </text:span>
    <text:span text:style-name="T12">Fachhochschule Graubünden</text:span>
    <text:span text:style-name="T10">:</text:span>
    <text:span text:style-name="T3"> </text:span>
    <text:span text:style-name="T7">Juli 2016</text:span>
    <text:span text:style-name="T4"> - </text:span>
    <text:span text:style-name="T8">Juli 2017</text:span>
    <text:span text:style-name="T4"> </text:span>
  </text:p>
              <text:p text:style-name="P4">Thema der Bachelorarbeit: Können Kinder besser lernen als Erwachsene?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3125e2d0-32d7-4d22-8fde-f188fe2da812">
              <text:p text:style-name="P6"><text:span text:style-name="T17">EDV: </text:span>Word, Excel, Photoshop, Linux, Outlook</text:p>
            </text:section>
            <text:section text:style-name="Sect2" text:name="486164ff-0c9c-41e7-97e6-ca696b33061e">
              <text:p text:style-name="P6"><text:span text:style-name="T17">Erziehung: </text:span>Analysen erstellen von Sozialisation, Erziehung und Bildung<text:line-break/>Erstellen von Lernstrategien<text:line-break/>Erkennen von Lernschwächen</text:p>
            </text:section>
            <text:section text:style-name="Sect2" text:name="764492b0-aa58-46ba-8c26-bb0fbcf8b72d">
              <text:p text:style-name="P6"><text:span text:style-name="T17">Sprachen und Ethik: </text:span>Deutsch: Muttersprache
<text:line-break/>Französisch: Schriftlich &amp; Mündlich
<text:line-break/>Italienisch: Grundkenntnisse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Isabella Merlin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